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February 14,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templates/schedules/index.html</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s HTML 5 Doctyp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 on differentiation between Bootstrap 3 and Internal CS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commented CSS Styles(in head tag).</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 jinja 2 syntax properly.</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named jinja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Icons in use are depressed(e.g. when in logIn.html page, your account glyphicon seems to be pressed).</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s before submit buttons are made for clarity and easy referenc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tabbed(4-space tab) code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
      <text:list xml:id="list4228048818"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4"/>
      <text:list xml:id="list12018752936814" text:continue-numbering="true" text:style-name="WWNum1">
        <text:list-item>
          <text:p text:style-name="P18"/>
        </text:list-item>
        <text:list-item>
          <text:p text:style-name="P18"/>
        </text:list-item>
      </text:list>
      <text:p text:style-name="P4"/>
      <text:p text:style-name="P4"/>
      <text:p text:style-name="P4"/>
      <text:p text:style-name="P4"/>
      <text:list xml:id="list12017386634601"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76" meta:word-count="343" meta:character-count="2092" meta:non-whitespace-character-count="1805"/>
    <meta:generator>LibreOfficeDev/6.0.5.2$Linux_X86_64 LibreOffice_project/</meta:generator>
  </office:meta>
</office:document-meta>
</file>